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IST OF REFERENCES FOR TASKS</text:p>
      <text:p text:style-name="P1"/>
      <text:p text:style-name="P1"/>
      <text:p text:style-name="P2">TASK 1:REGISTRATION FORM VALIDATION PLUGIN</text:p>
      <text:p text:style-name="P2"><text:tab/><text:a xlink:type="simple" xlink:href="http://www.codeproject.com/Articles/213138/An-Example-to-Use-jQuery-Validation-Plugin" text:style-name="Internet_20_link" text:visited-style-name="Visited_20_Internet_20_Link">http://www.codeproject.com/Articles/213138/An-Example-to-Use-jQuery-Validation-Plugin</text:a></text:p>
      <text:p text:style-name="P2"/>
      <text:p text:style-name="P2">TASK 2:COUNTRY-&gt;STATE-&gt;CITY DROPDOWN LIST</text:p>
      <text:p text:style-name="P2"><text:tab/><text:a xlink:type="simple" xlink:href="http://www.slideshare.net/vineetkumarsaini/country-state-city-dropdown-in-php" text:style-name="Internet_20_link" text:visited-style-name="Visited_20_Internet_20_Link">http://www.slideshare.net/vineetkumarsaini/country-state-city-dropdown-in-php</text:a></text:p>
      <text:p text:style-name="P2"><text:s/></text:p>
      <text:p text:style-name="P1"/>
      <text:p text:style-name="P2">TASK 5:</text:p>
      <text:p text:style-name="P2"><text:tab/><text:a xlink:type="simple" xlink:href="http://www.phpeasystep.com/phptu/2.html" text:style-name="Internet_20_link" text:visited-style-name="Visited_20_Internet_20_Link">http://www.phpeasystep.com/phptu/2.html</text:a></text:p>
      <text:p text:style-name="P2">REFERENCE: <text:a xlink:type="simple" xlink:href="http://www.fyneworks.com/jquery/multiple-file-upload/" text:style-name="Internet_20_link" text:visited-style-name="Visited_20_Internet_20_Link">http://www.fyneworks.com/jquery/multiple-file-upload/</text:a></text:p>
      <text:p text:style-name="P2"/>
      <text:p text:style-name="P2"/>
      <text:p text:style-name="P2"/>
      <text:p text:style-name="P2">TASK 6:</text:p>
      <text:p text:style-name="P2"><text:tab/><text:a xlink:type="simple" xlink:href="https://code.google.com/p/flexigrid/wiki/TutorialPropertiesAndDocumentation" text:style-name="Internet_20_link" text:visited-style-name="Visited_20_Internet_20_Link">https://code.google.com/p/flexigrid/wiki/TutorialPropertiesAndDocumentation</text:a></text:p>
      <text:p text:style-name="P2"/>
      <text:p text:style-name="P2">TASK 8:</text:p>
      <text:p text:style-name="P2"><text:tab/><text:a xlink:type="simple" xlink:href="http://www.creativesorcerers.com/tutorials/how-to-create-a-simple-login-form-with-remember-me-check-box/" text:style-name="Internet_20_link" text:visited-style-name="Visited_20_Internet_20_Link">http://www.creativesorcerers.com/tutorials/how-to-create-a-simple-login-form-with-remember-me-check-box/</text:a></text:p>
      <text:p text:style-name="P2"/>
      <text:p text:style-name="P2">REFERENCE:<text:a xlink:type="simple" xlink:href="http://www.downwithdesign.com/web-development-tutorials/adding-remember-feature-php-login-script/" text:style-name="Internet_20_link" text:visited-style-name="Visited_20_Internet_20_Link">http://www.downwithdesign.com/web-development-tutorials/adding-remember-feature-php-login-script/</text:a></text:p>
      <text:p text:style-name="P2"/>
      <text:p text:style-name="P2"/>
      <text:p text:style-name="P2">ADMIN PANEL:</text:p>
      <text:p text:style-name="P2"/>
      <text:p text:style-name="P2"><text:tab/><text:a xlink:type="simple" xlink:href="http://www.c-sharpcorner.com/UploadFile/satyapriyanayak/admin-panel-in-php/" text:style-name="Internet_20_link" text:visited-style-name="Visited_20_Internet_20_Link">http://www.c-sharpcorner.com/UploadFile/satyapriyanayak/admin-panel-in-php/</text:a></text:p>
      <text:p text:style-name="P2"/>
      <text:p text:style-name="P2">TASK 10:</text:p>
      <text:p text:style-name="P2"/>
      <text:p text:style-name="P2">RECAPTCHA: <text:a xlink:type="simple" xlink:href="http://www.kirupa.com/html5/adding_reCAPTCHA_to_a_contact_form.htm" text:style-name="Internet_20_link" text:visited-style-name="Visited_20_Internet_20_Link">http://www.kirupa.com/html5/adding_reCAPTCHA_to_a_contact_form.htm</text:a></text:p>
      <text:p text:style-name="P2"/>
      <text:p text:style-name="P2">LIGHTBOX:<text:a xlink:type="simple" xlink:href="http://www.infotuts.com/lightbox-sign-up-form/" text:style-name="Internet_20_link" text:visited-style-name="Visited_20_Internet_20_Link">http://www.infotuts.com/lightbox-sign-up-form/</text:a>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4-10-30T14:59:18.71</meta:creation-date>
    <dc:date>2014-10-31T14:43:55.79</dc:date>
    <meta:editing-duration>PT1H17M54S</meta:editing-duration>
    <meta:editing-cycles>12</meta:editing-cycles>
    <meta:generator>OpenOffice/4.1.0$Win32 OpenOffice.org_project/410m18$Build-9764</meta:generator>
    <meta:document-statistic meta:table-count="0" meta:image-count="0" meta:object-count="0" meta:page-count="1" meta:paragraph-count="19" meta:word-count="36" meta:character-count="917"/>
  </office:meta>
</office:document-meta>
</file>